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9mm" svg:height="89.99mm" svg:x="227.71mm" svg:y="0mm">
            <loext:p draw:notify-on-update-of-ranges="List1.C8:List1.C8 List1.D8:List1.G8 List1.C9:List1.C9 List1.D9:List1.G9 List1.C10:List1.C10 List1.D10:List1.G10 List1.C11:List1.C11 List1.D11:List1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7.99mm" svg:y="92.39mm">
            <loext:p draw:notify-on-update-of-ranges="List1.C17:List1.C17 List1.D17:List1.G17 List1.C18:List1.C18 List1.D18:List1.G18 List1.C19:List1.C19 List1.D19:List1.G19 List1.C20:List1.C20 List1.D20:List1.G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6.9mm" svg:y="186.14mm">
            <loext:p draw:notify-on-update-of-ranges="List1.C25:List1.C25 List1.D25:List1.G25 List1.C26:List1.C26 List1.D26:List1.G26 List1.C27:List1.C27 List1.D27:List1.G27 List1.C28:List1.C28 List1.D28:List1.G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7.99mm" svg:y="282.56mm">
            <loext:p draw:notify-on-update-of-ranges="List1.C33:List1.C33 List1.D33:List1.G33 List1.C34:List1.C34 List1.D34:List1.G34 List1.C35:List1.C35 List1.D35:List1.G35 List1.C36:List1.C36 List1.D36:List1.G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27.11mm" svg:y="380.3mm">
            <loext:p draw:notify-on-update-of-ranges="List1.C40:List1.C40 List1.D40:List1.E40 List1.C41:List1.C41 List1.D41:List1.E41 List1.C42:List1.C42 List1.D42:List1.E42 List1.C43:List1.C43 List1.D43:List1.E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65.93mm" svg:y="382.17mm">
            <loext:p draw:notify-on-update-of-ranges="List1.C48:List1.C48 List1.D48:List1.F48 List1.C49:List1.C49 List1.D49:List1.F49 List1.C50:List1.C50 List1.D50:List1.F50 List1.C51:List1.C51 List1.D51:List1.F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58.23mm" svg:y="493.72mm">
            <loext:p draw:notify-on-update-of-ranges="List1.C56:List1.C56 List1.D56:List1.F56 List1.C57:List1.C57 List1.D57:List1.F57 List1.C58:List1.C58 List1.D58:List1.F58 List1.C59:List1.C59 List1.D59:List1.F5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ikost populace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. Instance/vel.populace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_90</text:p>
          </table:table-cell>
          <table:table-cell office:value-type="float" office:value="912" calcext:value-type="float">
            <text:p>912</text:p>
          </table:table-cell>
          <table:table-cell office:value-type="float" office:value="973" calcext:value-type="float">
            <text:p>973</text:p>
          </table:table-cell>
          <table:table-cell office:value-type="float" office:value="1052" calcext:value-type="float">
            <text:p>105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_80</text:p>
          </table:table-cell>
          <table:table-cell office:value-type="float" office:value="1342" calcext:value-type="float">
            <text:p>1342</text:p>
          </table:table-cell>
          <table:table-cell office:value-type="float" office:value="1463" calcext:value-type="float">
            <text:p>1463</text:p>
          </table:table-cell>
          <table:table-cell office:value-type="float" office:value="1559" calcext:value-type="float">
            <text:p>155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_120</text:p>
          </table:table-cell>
          <table:table-cell office:value-type="float" office:value="1258" calcext:value-type="float">
            <text:p>1258</text:p>
          </table:table-cell>
          <table:table-cell office:value-type="float" office:value="1366" calcext:value-type="float">
            <text:p>1366</text:p>
          </table:table-cell>
          <table:table-cell office:value-type="float" office:value="1431" calcext:value-type="float">
            <text:p>1431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čet generaci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. Instance/pocet gen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_90</text:p>
          </table:table-cell>
          <table:table-cell office:value-type="float" office:value="973" calcext:value-type="float">
            <text:p>973</text:p>
          </table:table-cell>
          <table:table-cell office:value-type="float" office:value="1152" calcext:value-type="float">
            <text:p>1152</text:p>
          </table:table-cell>
          <table:table-cell office:value-type="float" office:value="1109" calcext:value-type="float">
            <text:p>1109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_80</text:p>
          </table:table-cell>
          <table:table-cell office:value-type="float" office:value="1463" calcext:value-type="float">
            <text:p>1463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float" office:value="1835" calcext:value-type="float">
            <text:p>1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_120</text:p>
          </table:table-cell>
          <table:table-cell office:value-type="float" office:value="1366" calcext:value-type="float">
            <text:p>1366</text:p>
          </table:table-cell>
          <table:table-cell office:value-type="float" office:value="1360" calcext:value-type="float">
            <text:p>1360</text:p>
          </table:table-cell>
          <table:table-cell office:value-type="float" office:value="1896" calcext:value-type="float">
            <text:p>1896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st krizeni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. Instance/ pst krizeni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_90</text:p>
          </table:table-cell>
          <table:table-cell office:value-type="float" office:value="1168" calcext:value-type="float">
            <text:p>1168</text:p>
          </table:table-cell>
          <table:table-cell office:value-type="float" office:value="1079" calcext:value-type="float">
            <text:p>1079</text:p>
          </table:table-cell>
          <table:table-cell office:value-type="float" office:value="973" calcext:value-type="float">
            <text:p>97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_80</text:p>
          </table:table-cell>
          <table:table-cell office:value-type="float" office:value="1727" calcext:value-type="float">
            <text:p>1727</text:p>
          </table:table-cell>
          <table:table-cell office:value-type="float" office:value="1575" calcext:value-type="float">
            <text:p>1575</text:p>
          </table:table-cell>
          <table:table-cell office:value-type="float" office:value="1463" calcext:value-type="float">
            <text:p>1463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_120</text:p>
          </table:table-cell>
          <table:table-cell office:value-type="float" office:value="1397" calcext:value-type="float">
            <text:p>1397</text:p>
          </table:table-cell>
          <table:table-cell office:value-type="float" office:value="1556" calcext:value-type="float">
            <text:p>1556</text:p>
          </table:table-cell>
          <table:table-cell office:value-type="float" office:value="1366" calcext:value-type="float">
            <text:p>1366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st mutac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. Instance/ pst mutac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_90</text:p>
          </table:table-cell>
          <table:table-cell office:value-type="float" office:value="973" calcext:value-type="float">
            <text:p>973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931" calcext:value-type="float">
            <text:p>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_80</text:p>
          </table:table-cell>
          <table:table-cell office:value-type="float" office:value="1463" calcext:value-type="float">
            <text:p>1463</text:p>
          </table:table-cell>
          <table:table-cell office:value-type="float" office:value="1333" calcext:value-type="float">
            <text:p>1333</text:p>
          </table:table-cell>
          <table:table-cell office:value-type="float" office:value="1335" calcext:value-type="float">
            <text:p>1335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_120</text:p>
          </table:table-cell>
          <table:table-cell office:value-type="float" office:value="1366" calcext:value-type="float">
            <text:p>1366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ruh selek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l. Instance/ druh selekce</text:p>
          </table:table-cell>
          <table:table-cell office:value-type="string" calcext:value-type="string">
            <text:p>ruletová</text:p>
          </table:table-cell>
          <table:table-cell office:value-type="string" calcext:value-type="string">
            <text:p>turnajová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_90</text:p>
          </table:table-cell>
          <table:table-cell office:value-type="float" office:value="973" calcext:value-type="float">
            <text:p>973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_80</text:p>
          </table:table-cell>
          <table:table-cell office:value-type="float" office:value="1463" calcext:value-type="float">
            <text:p>1463</text:p>
          </table:table-cell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_120</text:p>
          </table:table-cell>
          <table:table-cell office:value-type="float" office:value="1366" calcext:value-type="float">
            <text:p>1366</text:p>
          </table:table-cell>
          <table:table-cell office:value-type="float" office:value="1736" calcext:value-type="float">
            <text:p>173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ruh krizeni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. Instance/ druh krizeni</text:p>
          </table:table-cell>
          <table:table-cell office:value-type="string" calcext:value-type="string">
            <text:p>1-bodové</text:p>
          </table:table-cell>
          <table:table-cell office:value-type="string" calcext:value-type="string">
            <text:p>2-bodové</text:p>
          </table:table-cell>
          <table:table-cell office:value-type="string" calcext:value-type="string">
            <text:p>uniformní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0_90</text:p>
          </table:table-cell>
          <table:table-cell office:value-type="float" office:value="973" calcext:value-type="float">
            <text:p>973</text:p>
          </table:table-cell>
          <table:table-cell office:value-type="float" office:value="1168" calcext:value-type="float">
            <text:p>1168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_80</text:p>
          </table:table-cell>
          <table:table-cell office:value-type="float" office:value="1463" calcext:value-type="float">
            <text:p>1463</text:p>
          </table:table-cell>
          <table:table-cell office:value-type="float" office:value="1612" calcext:value-type="float">
            <text:p>1612</text:p>
          </table:table-cell>
          <table:table-cell office:value-type="float" office:value="1568" calcext:value-type="float">
            <text:p>15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0_120</text:p>
          </table:table-cell>
          <table:table-cell office:value-type="float" office:value="1366" calcext:value-type="float">
            <text:p>1366</text:p>
          </table:table-cell>
          <table:table-cell office:value-type="float" office:value="1512" calcext:value-type="float">
            <text:p>1512</text:p>
          </table:table-cell>
          <table:table-cell office:value-type="float" office:value="1654" calcext:value-type="float">
            <text:p>1654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tness fc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. Instance/ fc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0_90</text:p>
          </table:table-cell>
          <table:table-cell office:value-type="float" office:value="1152" calcext:value-type="float">
            <text:p>1152</text:p>
          </table:table-cell>
          <table:table-cell office:value-type="float" office:value="1086" calcext:value-type="float">
            <text:p>1086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_80</text:p>
          </table:table-cell>
          <table:table-cell office:value-type="float" office:value="1782" calcext:value-type="float">
            <text:p>1782</text:p>
          </table:table-cell>
          <table:table-cell office:value-type="float" office:value="1404" calcext:value-type="float">
            <text:p>1404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0_12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366" calcext:value-type="float">
            <text:p>13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35:55.968073982</meta:creation-date>
    <meta:generator>LibreOffice/5.1.4.2$Linux_X86_64 LibreOffice_project/10m0$Build-2</meta:generator>
    <dc:date>2017-01-22T19:04:48.409657254</dc:date>
    <meta:editing-duration>PT1H18M28S</meta:editing-duration>
    <meta:editing-cycles>29</meta:editing-cycles>
    <meta:document-statistic meta:table-count="1" meta:cell-count="13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6cm" chart:style-name="ch2">
          <text:p>Závislost velikosti populace na kvalitě řešení</text:p>
        </chart:title>
        <chart:legend chart:legend-position="end" svg:x="13.545cm" svg:y="3.703cm" style:legend-expansion="high" chart:style-name="ch3"/>
        <chart:plot-area chart:style-name="ch4" table:cell-range-address="List1.C8:List1.G11" chart:data-source-has-labels="both" svg:x="1.331cm" svg:y="1.275cm" svg:width="11.894cm" svg:height="6.564cm">
          <chartooo:coordinate-region svg:x="2.138cm" svg:y="1.474cm" svg:width="10.53cm" svg:height="5.718cm"/>
          <chart:axis chart:dimension="x" chart:name="primary-x" chart:style-name="ch5" chartooo:axis-type="auto">
            <chart:title svg:x="5.951cm" svg:y="8.019cm" chart:style-name="ch6">
              <text:p>Velikost populace</text:p>
            </chart:title>
            <chart:categories table:cell-range-address="List1.D8:List1.G8"/>
          </chart:axis>
          <chart:axis chart:dimension="y" chart:name="primary-y" chart:style-name="ch5">
            <chart:title svg:x="0.451cm" svg:y="5.58cm" chart:style-name="ch7">
              <text:p>Váha formule</text:p>
            </chart:title>
            <chart:grid chart:style-name="ch8" chart:class="major"/>
          </chart:axis>
          <chart:series chart:style-name="ch9" chart:values-cell-range-address="List1.D9:List1.G9" chart:label-cell-address="List1.C9:List1.C9" chart:class="chart:scatter">
            <chart:domain table:cell-range-address="List1.D8:List1.G8"/>
            <chart:data-point chart:repeated="4"/>
          </chart:series>
          <chart:series chart:style-name="ch10" chart:values-cell-range-address="List1.D10:List1.G10" chart:label-cell-address="List1.C10:List1.C10" chart:class="chart:scatter">
            <chart:data-point chart:repeated="4"/>
          </chart:series>
          <chart:series chart:style-name="ch11" chart:values-cell-range-address="List1.D11:List1.G11" chart:label-cell-address="List1.C11:List1.C1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50">
                <text:p>250</text:p>
                <draw:g>
                  <svg:desc>List1.D8:List1.G8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30_90</text:p>
                <draw:g>
                  <svg:desc>List1.C9:List1.C9</svg:desc>
                </draw:g>
              </table:table-cell>
              <table:table-cell office:value-type="float" office:value="912">
                <text:p>912</text:p>
                <draw:g>
                  <svg:desc>List1.D9:List1.G9</svg:desc>
                </draw:g>
              </table:table-cell>
              <table:table-cell office:value-type="float" office:value="973">
                <text:p>973</text:p>
              </table:table-cell>
              <table:table-cell office:value-type="float" office:value="1052">
                <text:p>105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5_80</text:p>
                <draw:g>
                  <svg:desc>List1.C10:List1.C10</svg:desc>
                </draw:g>
              </table:table-cell>
              <table:table-cell office:value-type="float" office:value="1342">
                <text:p>1342</text:p>
                <draw:g>
                  <svg:desc>List1.D10:List1.G10</svg:desc>
                </draw:g>
              </table:table-cell>
              <table:table-cell office:value-type="float" office:value="1463">
                <text:p>1463</text:p>
              </table:table-cell>
              <table:table-cell office:value-type="float" office:value="1559">
                <text:p>155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50_120</text:p>
                <draw:g>
                  <svg:desc>List1.C11:List1.C11</svg:desc>
                </draw:g>
              </table:table-cell>
              <table:table-cell office:value-type="float" office:value="1258">
                <text:p>1258</text:p>
                <draw:g>
                  <svg:desc>List1.D11:List1.G11</svg:desc>
                </draw:g>
              </table:table-cell>
              <table:table-cell office:value-type="float" office:value="1366">
                <text:p>1366</text:p>
              </table:table-cell>
              <table:table-cell office:value-type="float" office:value="1431">
                <text:p>1431</text:p>
              </table:table-cell>
              <table:table-cell office:value-type="float" office:value="1366">
                <text:p>1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Závislost počtu generací na kvalitě řešení</text:p>
        </chart:title>
        <chart:legend chart:legend-position="end" svg:x="13.545cm" svg:y="3.703cm" style:legend-expansion="high" chart:style-name="ch3"/>
        <chart:plot-area chart:style-name="ch4" table:cell-range-address="List1.C17:List1.G20" chart:data-source-has-labels="both" svg:x="1.331cm" svg:y="1.275cm" svg:width="11.894cm" svg:height="6.564cm">
          <chartooo:coordinate-region svg:x="2.138cm" svg:y="1.474cm" svg:width="10.53cm" svg:height="5.718cm"/>
          <chart:axis chart:dimension="x" chart:name="primary-x" chart:style-name="ch5" chartooo:axis-type="auto">
            <chart:title svg:x="6.136cm" svg:y="8.019cm" chart:style-name="ch6">
              <text:p>Počet generací</text:p>
            </chart:title>
            <chart:categories table:cell-range-address="List1.D17:List1.G17"/>
          </chart:axis>
          <chart:axis chart:dimension="y" chart:name="primary-y" chart:style-name="ch5">
            <chart:title svg:x="0.451cm" svg:y="5.58cm" chart:style-name="ch7">
              <text:p>Váha formule</text:p>
            </chart:title>
            <chart:grid chart:style-name="ch8" chart:class="major"/>
          </chart:axis>
          <chart:series chart:style-name="ch9" chart:values-cell-range-address="List1.D18:List1.G18" chart:label-cell-address="List1.C18:List1.C18" chart:class="chart:scatter">
            <chart:domain table:cell-range-address="List1.D17:List1.G17"/>
            <chart:data-point chart:repeated="4"/>
          </chart:series>
          <chart:series chart:style-name="ch10" chart:values-cell-range-address="List1.D19:List1.G19" chart:label-cell-address="List1.C19:List1.C19" chart:class="chart:scatter">
            <chart:data-point chart:repeated="4"/>
          </chart:series>
          <chart:series chart:style-name="ch11" chart:values-cell-range-address="List1.D20:List1.G20" chart:label-cell-address="List1.C20:List1.C20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List1.D17:List1.G17</svg:desc>
                </draw:g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</table:table-row>
          </table:table-header-rows>
          <table:table-rows>
            <table:table-row>
              <table:table-cell office:value-type="string">
                <text:p>30_90</text:p>
                <draw:g>
                  <svg:desc>List1.C18:List1.C18</svg:desc>
                </draw:g>
              </table:table-cell>
              <table:table-cell office:value-type="float" office:value="973">
                <text:p>973</text:p>
                <draw:g>
                  <svg:desc>List1.D18:List1.G18</svg:desc>
                </draw:g>
              </table:table-cell>
              <table:table-cell office:value-type="float" office:value="1152">
                <text:p>1152</text:p>
              </table:table-cell>
              <table:table-cell office:value-type="float" office:value="1109">
                <text:p>110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5_80</text:p>
                <draw:g>
                  <svg:desc>List1.C19:List1.C19</svg:desc>
                </draw:g>
              </table:table-cell>
              <table:table-cell office:value-type="float" office:value="1463">
                <text:p>1463</text:p>
                <draw:g>
                  <svg:desc>List1.D19:List1.G19</svg:desc>
                </draw:g>
              </table:table-cell>
              <table:table-cell office:value-type="float" office:value="1659">
                <text:p>1659</text:p>
              </table:table-cell>
              <table:table-cell office:value-type="float" office:value="1835">
                <text:p>1835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50_120</text:p>
                <draw:g>
                  <svg:desc>List1.C20:List1.C20</svg:desc>
                </draw:g>
              </table:table-cell>
              <table:table-cell office:value-type="float" office:value="1366">
                <text:p>1366</text:p>
                <draw:g>
                  <svg:desc>List1.D20:List1.G20</svg:desc>
                </draw:g>
              </table:table-cell>
              <table:table-cell office:value-type="float" office:value="1360">
                <text:p>1360</text:p>
              </table:table-cell>
              <table:table-cell office:value-type="float" office:value="1896">
                <text:p>1896</text:p>
              </table:table-cell>
              <table:table-cell office:value-type="float" office:value="1711">
                <text:p>1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Závislost pravděpodobnosti křížení na kvalitě řešení</text:p>
        </chart:title>
        <chart:legend chart:legend-position="end" svg:x="13.545cm" svg:y="3.703cm" style:legend-expansion="high" chart:style-name="ch3"/>
        <chart:plot-area chart:style-name="ch4" table:cell-range-address="List1.C25:List1.G28" chart:data-source-has-labels="both" svg:x="1.331cm" svg:y="1.275cm" svg:width="11.894cm" svg:height="6.564cm">
          <chartooo:coordinate-region svg:x="2.138cm" svg:y="1.474cm" svg:width="10.662cm" svg:height="5.718cm"/>
          <chart:axis chart:dimension="x" chart:name="primary-x" chart:style-name="ch5" chartooo:axis-type="auto">
            <chart:title svg:x="5.422cm" svg:y="8.019cm" chart:style-name="ch6">
              <text:p>Pravděpodobnost křížení</text:p>
            </chart:title>
            <chart:categories table:cell-range-address="List1.D25:List1.G25"/>
          </chart:axis>
          <chart:axis chart:dimension="y" chart:name="primary-y" chart:style-name="ch5">
            <chart:title svg:x="0.451cm" svg:y="5.58cm" chart:style-name="ch7">
              <text:p>Váha formule</text:p>
            </chart:title>
            <chart:grid chart:style-name="ch8" chart:class="major"/>
          </chart:axis>
          <chart:series chart:style-name="ch9" chart:values-cell-range-address="List1.D26:List1.G26" chart:label-cell-address="List1.C26:List1.C26" chart:class="chart:scatter">
            <chart:domain table:cell-range-address="List1.D25:List1.G25"/>
            <chart:data-point chart:repeated="4"/>
          </chart:series>
          <chart:series chart:style-name="ch10" chart:values-cell-range-address="List1.D27:List1.G27" chart:label-cell-address="List1.C27:List1.C27" chart:class="chart:scatter">
            <chart:data-point chart:repeated="4"/>
          </chart:series>
          <chart:series chart:style-name="ch11" chart:values-cell-range-address="List1.D28:List1.G28" chart:label-cell-address="List1.C28:List1.C2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List1.D25:List1.G25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30_90</text:p>
                <draw:g>
                  <svg:desc>List1.C26:List1.C26</svg:desc>
                </draw:g>
              </table:table-cell>
              <table:table-cell office:value-type="float" office:value="1168">
                <text:p>1168</text:p>
                <draw:g>
                  <svg:desc>List1.D26:List1.G26</svg:desc>
                </draw:g>
              </table:table-cell>
              <table:table-cell office:value-type="float" office:value="1079">
                <text:p>1079</text:p>
              </table:table-cell>
              <table:table-cell office:value-type="float" office:value="973">
                <text:p>97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5_80</text:p>
                <draw:g>
                  <svg:desc>List1.C27:List1.C27</svg:desc>
                </draw:g>
              </table:table-cell>
              <table:table-cell office:value-type="float" office:value="1727">
                <text:p>1727</text:p>
                <draw:g>
                  <svg:desc>List1.D27:List1.G27</svg:desc>
                </draw:g>
              </table:table-cell>
              <table:table-cell office:value-type="float" office:value="1575">
                <text:p>1575</text:p>
              </table:table-cell>
              <table:table-cell office:value-type="float" office:value="1463">
                <text:p>1463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50_120</text:p>
                <draw:g>
                  <svg:desc>List1.C28:List1.C28</svg:desc>
                </draw:g>
              </table:table-cell>
              <table:table-cell office:value-type="float" office:value="1397">
                <text:p>1397</text:p>
                <draw:g>
                  <svg:desc>List1.D28:List1.G28</svg:desc>
                </draw:g>
              </table:table-cell>
              <table:table-cell office:value-type="float" office:value="1556">
                <text:p>1556</text:p>
              </table:table-cell>
              <table:table-cell office:value-type="float" office:value="1366">
                <text:p>1366</text:p>
              </table:table-cell>
              <table:table-cell office:value-type="float" office:value="1517">
                <text:p>1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04cm" svg:y="0.316cm" chart:style-name="ch2">
          <text:p>Závislost pravděpodobnosti mutace na kvalitě řešení</text:p>
        </chart:title>
        <chart:legend chart:legend-position="end" svg:x="13.545cm" svg:y="3.703cm" style:legend-expansion="high" chart:style-name="ch3"/>
        <chart:plot-area chart:style-name="ch4" table:cell-range-address="List1.C33:List1.G36" chart:data-source-has-labels="both" svg:x="1.331cm" svg:y="1.275cm" svg:width="11.894cm" svg:height="6.564cm">
          <chartooo:coordinate-region svg:x="2.138cm" svg:y="1.474cm" svg:width="10.57cm" svg:height="5.718cm"/>
          <chart:axis chart:dimension="x" chart:name="primary-x" chart:style-name="ch5" chartooo:axis-type="auto">
            <chart:title svg:x="5.369cm" svg:y="8.019cm" chart:style-name="ch6">
              <text:p>Pravděpodobnost mutace</text:p>
            </chart:title>
            <chart:categories table:cell-range-address="List1.D33:List1.G33"/>
          </chart:axis>
          <chart:axis chart:dimension="y" chart:name="primary-y" chart:style-name="ch5">
            <chart:title svg:x="0.451cm" svg:y="5.58cm" chart:style-name="ch7">
              <text:p>Váha formule</text:p>
            </chart:title>
            <chart:grid chart:style-name="ch8" chart:class="major"/>
          </chart:axis>
          <chart:series chart:style-name="ch9" chart:values-cell-range-address="List1.D34:List1.G34" chart:label-cell-address="List1.C34:List1.C34" chart:class="chart:scatter">
            <chart:domain table:cell-range-address="List1.D33:List1.G33"/>
            <chart:data-point chart:repeated="4"/>
          </chart:series>
          <chart:series chart:style-name="ch10" chart:values-cell-range-address="List1.D35:List1.G35" chart:label-cell-address="List1.C35:List1.C35" chart:class="chart:scatter">
            <chart:data-point chart:repeated="4"/>
          </chart:series>
          <chart:series chart:style-name="ch11" chart:values-cell-range-address="List1.D36:List1.G36" chart:label-cell-address="List1.C36:List1.C36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List1.D33:List1.G3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</table:table-header-rows>
          <table:table-rows>
            <table:table-row>
              <table:table-cell office:value-type="string">
                <text:p>30_90</text:p>
                <draw:g>
                  <svg:desc>List1.C34:List1.C34</svg:desc>
                </draw:g>
              </table:table-cell>
              <table:table-cell office:value-type="float" office:value="973">
                <text:p>973</text:p>
                <draw:g>
                  <svg:desc>List1.D34:List1.G34</svg:desc>
                </draw:g>
              </table:table-cell>
              <table:table-cell office:value-type="float" office:value="940">
                <text:p>940</text:p>
              </table:table-cell>
              <table:table-cell office:value-type="float" office:value="931">
                <text:p>931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45_80</text:p>
                <draw:g>
                  <svg:desc>List1.C35:List1.C35</svg:desc>
                </draw:g>
              </table:table-cell>
              <table:table-cell office:value-type="float" office:value="1463">
                <text:p>1463</text:p>
                <draw:g>
                  <svg:desc>List1.D35:List1.G35</svg:desc>
                </draw:g>
              </table:table-cell>
              <table:table-cell office:value-type="float" office:value="1333">
                <text:p>1333</text:p>
              </table:table-cell>
              <table:table-cell office:value-type="float" office:value="1335">
                <text:p>133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50_120</text:p>
                <draw:g>
                  <svg:desc>List1.C36:List1.C36</svg:desc>
                </draw:g>
              </table:table-cell>
              <table:table-cell office:value-type="float" office:value="1366">
                <text:p>1366</text:p>
                <draw:g>
                  <svg:desc>List1.D36:List1.G36</svg:desc>
                </draw:g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54">
                <text:p>1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88cm" svg:y="0.316cm" chart:style-name="ch2">
          <text:p>Závislost typu selekce na kvalitě řešení</text:p>
        </chart:title>
        <chart:legend chart:legend-position="end" svg:x="14.134cm" svg:y="3.703cm" style:legend-expansion="high" chart:style-name="ch3"/>
        <chart:plot-area chart:style-name="ch4" table:cell-range-address="List1.C40:List1.E43" chart:data-source-has-labels="both" svg:x="1.331cm" svg:y="1.275cm" svg:width="12.483cm" svg:height="6.564cm">
          <chartooo:coordinate-region svg:x="2.323cm" svg:y="1.474cm" svg:width="11.491cm" svg:height="5.718cm"/>
          <chart:axis chart:dimension="x" chart:name="primary-x" chart:style-name="ch5" chartooo:axis-type="auto">
            <chartooo:date-scale/>
            <chart:title svg:x="6.668cm" svg:y="8.019cm" chart:style-name="ch6">
              <text:p>Typ selekce</text:p>
            </chart:title>
            <chart:categories table:cell-range-address="List1.D40:List1.E40"/>
          </chart:axis>
          <chart:axis chart:dimension="y" chart:name="primary-y" chart:style-name="ch7">
            <chart:title svg:x="0.451cm" svg:y="5.58cm" chart:style-name="ch8">
              <text:p>Váha formule</text:p>
            </chart:title>
            <chart:grid chart:style-name="ch9" chart:class="major"/>
          </chart:axis>
          <chart:series chart:style-name="ch10" chart:values-cell-range-address="List1.D41:List1.E41" chart:label-cell-address="List1.C41:List1.C41" chart:class="chart:bar">
            <chart:data-point chart:repeated="2"/>
          </chart:series>
          <chart:series chart:style-name="ch11" chart:values-cell-range-address="List1.D42:List1.E42" chart:label-cell-address="List1.C42:List1.C42" chart:class="chart:bar">
            <chart:data-point chart:repeated="2"/>
          </chart:series>
          <chart:series chart:style-name="ch12" chart:values-cell-range-address="List1.D43:List1.E43" chart:label-cell-address="List1.C43:List1.C4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tová</text:p>
                <draw:g>
                  <svg:desc>List1.D40:List1.E40</svg:desc>
                </draw:g>
              </table:table-cell>
              <table:table-cell office:value-type="string">
                <text:p>turnajová</text:p>
              </table:table-cell>
            </table:table-row>
          </table:table-header-rows>
          <table:table-rows>
            <table:table-row>
              <table:table-cell office:value-type="string">
                <text:p>30_90</text:p>
                <draw:g>
                  <svg:desc>List1.C41:List1.C41</svg:desc>
                </draw:g>
              </table:table-cell>
              <table:table-cell office:value-type="float" office:value="973">
                <text:p>973</text:p>
                <draw:g>
                  <svg:desc>List1.D41:List1.E41</svg:desc>
                </draw:g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5_80</text:p>
                <draw:g>
                  <svg:desc>List1.C42:List1.C42</svg:desc>
                </draw:g>
              </table:table-cell>
              <table:table-cell office:value-type="float" office:value="1463">
                <text:p>1463</text:p>
                <draw:g>
                  <svg:desc>List1.D42:List1.E42</svg:desc>
                </draw:g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50_120</text:p>
                <draw:g>
                  <svg:desc>List1.C43:List1.C43</svg:desc>
                </draw:g>
              </table:table-cell>
              <table:table-cell office:value-type="float" office:value="1366">
                <text:p>1366</text:p>
                <draw:g>
                  <svg:desc>List1.D43:List1.E43</svg:desc>
                </draw:g>
              </table:table-cell>
              <table:table-cell office:value-type="float" office:value="1736">
                <text:p>17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Závislost typu křížení na kvalitě řešené</text:p>
        </chart:title>
        <chart:legend chart:legend-position="end" svg:x="14.134cm" svg:y="3.703cm" style:legend-expansion="high" chart:style-name="ch3"/>
        <chart:plot-area chart:style-name="ch4" table:cell-range-address="List1.C48:List1.F51" chart:data-source-has-labels="both" svg:x="1.331cm" svg:y="1.275cm" svg:width="12.483cm" svg:height="6.564cm">
          <chartooo:coordinate-region svg:x="2.301cm" svg:y="1.474cm" svg:width="11.491cm" svg:height="5.718cm"/>
          <chart:axis chart:dimension="x" chart:name="primary-x" chart:style-name="ch5" chartooo:axis-type="auto">
            <chartooo:date-scale/>
            <chart:title svg:x="6.747cm" svg:y="8.019cm" chart:style-name="ch6">
              <text:p>Typ křížení</text:p>
            </chart:title>
            <chart:categories table:cell-range-address="List1.D48:List1.F48"/>
          </chart:axis>
          <chart:axis chart:dimension="y" chart:name="primary-y" chart:style-name="ch7">
            <chart:title svg:x="0.451cm" svg:y="5.58cm" chart:style-name="ch8">
              <text:p>Váha formule</text:p>
            </chart:title>
            <chart:grid chart:style-name="ch9" chart:class="major"/>
          </chart:axis>
          <chart:series chart:style-name="ch10" chart:values-cell-range-address="List1.D49:List1.F49" chart:label-cell-address="List1.C49:List1.C49" chart:class="chart:bar">
            <chart:data-point chart:repeated="3"/>
          </chart:series>
          <chart:series chart:style-name="ch11" chart:values-cell-range-address="List1.D50:List1.F50" chart:label-cell-address="List1.C50:List1.C50" chart:class="chart:bar">
            <chart:data-point chart:repeated="3"/>
          </chart:series>
          <chart:series chart:style-name="ch12" chart:values-cell-range-address="List1.D51:List1.F51" chart:label-cell-address="List1.C51:List1.C5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bodové</text:p>
                <draw:g>
                  <svg:desc>List1.D48:List1.F48</svg:desc>
                </draw:g>
              </table:table-cell>
              <table:table-cell office:value-type="string">
                <text:p>2-bodové</text:p>
              </table:table-cell>
              <table:table-cell office:value-type="string">
                <text:p>uniformní</text:p>
              </table:table-cell>
            </table:table-row>
          </table:table-header-rows>
          <table:table-rows>
            <table:table-row>
              <table:table-cell office:value-type="string">
                <text:p>30_90</text:p>
                <draw:g>
                  <svg:desc>List1.C49:List1.C49</svg:desc>
                </draw:g>
              </table:table-cell>
              <table:table-cell office:value-type="float" office:value="973">
                <text:p>973</text:p>
                <draw:g>
                  <svg:desc>List1.D49:List1.F49</svg:desc>
                </draw:g>
              </table:table-cell>
              <table:table-cell office:value-type="float" office:value="1168">
                <text:p>116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5_80</text:p>
                <draw:g>
                  <svg:desc>List1.C50:List1.C50</svg:desc>
                </draw:g>
              </table:table-cell>
              <table:table-cell office:value-type="float" office:value="1463">
                <text:p>1463</text:p>
                <draw:g>
                  <svg:desc>List1.D50:List1.F50</svg:desc>
                </draw:g>
              </table:table-cell>
              <table:table-cell office:value-type="float" office:value="1612">
                <text:p>161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50_120</text:p>
                <draw:g>
                  <svg:desc>List1.C51:List1.C51</svg:desc>
                </draw:g>
              </table:table-cell>
              <table:table-cell office:value-type="float" office:value="1366">
                <text:p>1366</text:p>
                <draw:g>
                  <svg:desc>List1.D51:List1.F51</svg:desc>
                </draw:g>
              </table:table-cell>
              <table:table-cell office:value-type="float" office:value="1512">
                <text:p>1512</text:p>
              </table:table-cell>
              <table:table-cell office:value-type="float" office:value="1654">
                <text:p>16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66cm" svg:y="0.316cm" chart:style-name="ch2">
          <text:p>Závislost typu fitness funkce na kvalitě řešení</text:p>
        </chart:title>
        <chart:legend chart:legend-position="end" svg:x="14.134cm" svg:y="3.703cm" style:legend-expansion="high" chart:style-name="ch3"/>
        <chart:plot-area chart:style-name="ch4" table:cell-range-address="List1.C56:List1.F59" chart:data-source-has-labels="both" svg:x="1.331cm" svg:y="1.275cm" svg:width="12.483cm" svg:height="6.564cm">
          <chartooo:coordinate-region svg:x="2.323cm" svg:y="1.474cm" svg:width="11.491cm" svg:height="5.718cm"/>
          <chart:axis chart:dimension="x" chart:name="primary-x" chart:style-name="ch5" chartooo:axis-type="auto">
            <chartooo:date-scale/>
            <chart:title svg:x="6.245cm" svg:y="8.019cm" chart:style-name="ch6">
              <text:p>Typ fitness funkce</text:p>
            </chart:title>
            <chart:categories table:cell-range-address="List1.D56:List1.F56"/>
          </chart:axis>
          <chart:axis chart:dimension="y" chart:name="primary-y" chart:style-name="ch7">
            <chart:title svg:x="0.451cm" svg:y="5.58cm" chart:style-name="ch8">
              <text:p>Váha formule</text:p>
            </chart:title>
            <chart:grid chart:style-name="ch9" chart:class="major"/>
          </chart:axis>
          <chart:series chart:style-name="ch10" chart:values-cell-range-address="List1.D57:List1.F57" chart:label-cell-address="List1.C57:List1.C57" chart:class="chart:bar">
            <chart:data-point chart:repeated="3"/>
          </chart:series>
          <chart:series chart:style-name="ch11" chart:values-cell-range-address="List1.D58:List1.F58" chart:label-cell-address="List1.C58:List1.C58" chart:class="chart:bar">
            <chart:data-point chart:repeated="3"/>
          </chart:series>
          <chart:series chart:style-name="ch12" chart:values-cell-range-address="List1.D59:List1.F59" chart:label-cell-address="List1.C59:List1.C5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List1.D56:List1.F56</svg:desc>
                </draw:g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</table:table-row>
          </table:table-header-rows>
          <table:table-rows>
            <table:table-row>
              <table:table-cell office:value-type="string">
                <text:p>30_90</text:p>
                <draw:g>
                  <svg:desc>List1.C57:List1.C57</svg:desc>
                </draw:g>
              </table:table-cell>
              <table:table-cell office:value-type="float" office:value="1152">
                <text:p>1152</text:p>
                <draw:g>
                  <svg:desc>List1.D57:List1.F57</svg:desc>
                </draw:g>
              </table:table-cell>
              <table:table-cell office:value-type="float" office:value="1086">
                <text:p>1086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5_80</text:p>
                <draw:g>
                  <svg:desc>List1.C58:List1.C58</svg:desc>
                </draw:g>
              </table:table-cell>
              <table:table-cell office:value-type="float" office:value="1782">
                <text:p>1782</text:p>
                <draw:g>
                  <svg:desc>List1.D58:List1.F58</svg:desc>
                </draw:g>
              </table:table-cell>
              <table:table-cell office:value-type="float" office:value="1404">
                <text:p>140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50_120</text:p>
                <draw:g>
                  <svg:desc>List1.C59:List1.C59</svg:desc>
                </draw:g>
              </table:table-cell>
              <table:table-cell office:value-type="float" office:value="0">
                <text:p>0</text:p>
                <draw:g>
                  <svg:desc>List1.D59:List1.F59</svg:desc>
                </draw:g>
              </table:table-cell>
              <table:table-cell office:value-type="float" office:value="1036">
                <text:p>1036</text:p>
              </table:table-cell>
              <table:table-cell office:value-type="float" office:value="1366">
                <text:p>13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